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2.58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19.3mm" fo:break-before="auto" style:use-optimal-row-height="fals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54mm" fo:break-before="auto" style:use-optimal-row-height="true"/>
    </style:style>
    <style:style style:name="ro9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header1" office:value-type="string" calcext:value-type="string">
            <text:p>Заголовок 1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header2" office:value-type="string" calcext:value-type="string">
            <text:p>Заголовок 2</text:p>
          </table:table-cell>
          <table:table-cell table:number-columns-repeated="3"/>
        </table:table-row>
        <table:table-row table:style-name="ro5">
          <table:table-cell table:style-name="text" office:value-type="string" calcext:value-type="string">
            <text:p>Обычный текст: рекомендуется сохранять атрибут "переносить текст", а так же вертикальное выравнивание по перхнему краю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7">
          <table:table-cell/>
          <table:table-cell table:number-columns-repeated="3" table:style-name="tablehead" office:value-type="string" calcext:value-type="string">
            <text:p>Заголовок таблицы</text:p>
          </table:table-cell>
        </table:table-row>
        <table:table-row table:style-name="ro7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  <table:table-row table:style-name="ro7">
          <table:table-cell/>
          <table:table-cell table:number-columns-repeated="3" table:style-name="tablebody" office:value-type="string" calcext:value-type="string">
            <text:p>содержание таблицы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8">
          <table:table-cell table:style-name="header3" office:value-type="string" calcext:value-type="string">
            <text:p>Заголовок 3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9">
          <table:table-cell table:style-name="header4" office:value-type="string" calcext:value-type="string">
            <text:p>Заголовок 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1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loext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loext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loext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loext:vertical-justify="auto"/>
      <style:paragraph-properties fo:text-align="end" css3t:text-justify="auto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.00.0000</text:date>, <text:time style:data-style-name="N2" text:time-value="10:28:44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6S</meta:editing-duration>
    <meta:editing-cycles>7</meta:editing-cycles>
    <meta:generator>LibreOffice/5.1.1.3$Windows_X86_64 LibreOffice_project/89f508ef3ecebd2cfb8e1def0f0ba9a803b88a6d</meta:generator>
    <dc:date>2017-07-20T10:31:06.283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